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5.1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Căutar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Alegerea locației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Caseta tehnică și contac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Caseta tehnică și contact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table:number-columns-repeated="2"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ină nu a fost găsită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este ghidul dvs. digital pentru Germania. Găsiți informații locale, evenimente și consiliere. Acestea sunt întotdeauna la zi și în limba dvs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ți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Din păcate, aici nu este disponibilă limba ta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Alege o limbă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Ultima modificare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ții locale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Aici nu este disponibilă această limbă, din păcate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Acest oraș nu a fost găsit, din păcate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Această pagină nu a fost găsită, din păcate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Acest eveniment nu a fost găsit, din păcate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Această ofertă nu a fost găsită, din păcate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Acest Point of Interest nu a fost găsit, din păcate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Această pagină nu a fost găsită, din păcate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Conectarea la server a eșuat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Cererea nu a putut fi prelucrată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Răspunsul serverului nu putut fi prelucrat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A apărut o eroare necunoscută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Încercați din nou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Pagina nu a putut fi încărcată, din păcate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Alege o limbă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Spre pagina de start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Spre categorii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Spre evenimente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Spre oferte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ori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A apărut o eroar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Din păcate, schimbarea limbii a eșuat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Limba selectată nu este disponibilă offline. Este necesară o conexiune activă la internet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cație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Actualmente nu există nici un fel de eveniment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uncții tehnice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ținuturi din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ert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 și caseta tehnică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Căutare pentru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ținutul paginii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ținutul evenimentului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Trimiteți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La expedierea feedback-ului a apărut o greșeală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Ce a fost util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Ce putem îmbunătăți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Pentru ce este feedback-ul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A fost utilă această pagină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tilă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inutilă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Din păcate, nu au fost găsite nici un fel de rezultate utile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Feedback-ul dvs.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u ați găsit ce ați căutat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Ce informații lipsesc aici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expediat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Multe mulțumiri pentru feedback. Prin aceasta ne ajutați să îmbunătățim conținuturile noastre și {{appName}}-App. Ne-am bucura pentru un următor feedback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Închideți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Această pagină nu este utilă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Această pagină este utilă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constituie ghidul dvs. digital pentru Germania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Căutare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Folosind cuvinte cheie, găsiți rapid informațiile importante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Schimbarea limbii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Schimbare simplă a limbii paginilor individuale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Evenimente curente și date de desfășurare în împrejurimi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Căutare loc de muncă, căutare loc de practică și multe altele în împrejurimi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ări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Prin clic pe "{{accept}}" permit {{appName}}-App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ate app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să îmbunătățească {{appName}} prin transmiterea automată a rapoartelor de blocare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ări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să-mi transmiteți notificări push referitoare la cele mai recente noutăți locale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cații aflate în apropiere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să-mi propuneți locații aflate în apropiere pe baza locației mele 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Treceți peste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Mai depart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Întrerupeți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tocați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daptați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zați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ați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ție privind confidențialitatea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Căutare locație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Locații în apropiere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u s-au găsit locații în apropiere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Indicație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Pentru a putea să arătăm locații în apropiere, trebuie să se activeze servicii de localizar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Caseta tehnică și contac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Confidențialitate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ții locale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ici un fel de evenimente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Indisponibil în alte limbi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icio traducere disponibilă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Căutare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Schimbați locația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Schimbați limb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ări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Distribuiți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Întrerupeți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Tocmai s-a găsit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Distribuirea conținutului a eșuat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Caseta tehnică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ate app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Îmbunătățiți {{appName}}-App prin trimiterea automată a rapoartelor de blocare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ări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Primiți notificări push pentru cele mai recente noutăți locale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cații aflate în apropiere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Primiți pe baza locației GPS propuneri pentru locații aflate în apropiere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Prin intermediul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ție privind confidențialitatea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une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țe open source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Permiteți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zactivați feature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icio ofertă disponibilă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icio ofertă disponibilă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Încălzir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Apă/Apă menajeră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Eliminare deșeuri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Coșar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e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/parcare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e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Bucătărie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ie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ameră copii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ameră copii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ameră copii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Dormitor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ufragerie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Debara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Cameră de depozitare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Pivniță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/teras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3" meta:object-count="0"/>
    <meta:generator>LibreOffice/6.4.5.2$Linux_X86_64 LibreOffice_project/40$Build-2</meta:generator>
  </office:meta>
</office:document-meta>
</file>